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pio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base_address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base_address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de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3_de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bios_rom_control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spu_de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drom_de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de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ommon_delay_control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ram_size_control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post_display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bios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_control.cache_control</text:p>
          </table:table-cell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0:39:55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6T14:28:33.605000000</dc:date>
    <meta:editing-duration>P1DT1H35M21S</meta:editing-duration>
    <meta:editing-cycles>21</meta:editing-cycles>
    <meta:generator>LibreOffice/6.4.3.2$Windows_X86_64 LibreOffice_project/747b5d0ebf89f41c860ec2a39efd7cb15b54f2d8</meta:generator>
    <meta:document-statistic meta:table-count="1" meta:cell-count="2589" meta:object-count="0"/>
  </office:meta>
</office:document-meta>
</file>